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Franklin Gothic Medium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3">Arena Shooter</text:p>
      <text:p text:style-name="P3">Design Document</text:p>
      <text:p text:style-name="P3"/>
      <text:p text:style-name="P3"/>
      <text:p text:style-name="P3"/>
      <text:p text:style-name="P4"/>
      <text:p text:style-name="P5">Copies of this document outside of the project are to only</text:p>
      <text:p text:style-name="P5">to be made for personal use by team members ONLY.</text:p>
      <text:p text:style-name="P5">This document shall not be distributed outside of the</text:p>
      <text:p text:style-name="P5">OneMoreDev team on GitHub and Trello. This document</text:p>
      <text:p text:style-name="P5">is subject to change for the considerable near future.</text:p>
      <text:p text:style-name="P5">Any commits to this document and all others should be made</text:p>
      <text:p text:style-name="P5">on a separate branch from the master. If you don't agree with</text:p>
      <text:p text:style-name="P5">this, then argue any of the higher ups about this. I am just</text:p>
      <text:p text:style-name="P5">trying to get some work don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Standard"><text:span text:style-name="T2"><text:tab/>Table of Contents:</text:span></text:p>
      <text:p text:style-name="Header"><text:span text:style-name="T2"/></text:p>
      <text:p text:style-name="P6"><text:span text:style-name="T2"><text:tab/></text:span><text:span text:style-name="T5">Cover page --------------------------------------------------------------------------------------------- 1</text:span></text:p>
      <text:p text:style-name="P6"><text:span text:style-name="T5"><text:tab/>Table of Contents -------------------------------------------------------------------------------------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>
        <style:header-footer-properties fo:min-height="0.4in" fo:margin-left="0in" fo:margin-right="0in" fo:margin-top="0.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Arena Shooter Design Document</text:p>
      </style:header>
      <style:footer>
        <text:p text:style-name="Footer"><text:tab/>Copyright OneMoreDev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Lamb</meta:initial-creator>
    <meta:creation-date>2016-05-04T13:18:41.07</meta:creation-date>
    <meta:document-statistic meta:table-count="0" meta:image-count="0" meta:object-count="0" meta:page-count="2" meta:paragraph-count="16" meta:word-count="112" meta:character-count="789"/>
    <dc:date>2016-05-04T13:52:44.97</dc:date>
    <dc:creator>Jacob Lamb</dc:creator>
    <meta:editing-duration>PT2M58S</meta:editing-duration>
    <meta:editing-cycles>1</meta:editing-cycles>
    <meta:generator>OpenOffice/4.1.2$Win32 OpenOffice.org_project/412m3$Build-9782</meta:generator>
  </office:meta>
</office:document-meta>
</file>